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4cm" fo:min-width="3.6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1cm" fo:min-width="6.5cm"/>
    </style:style>
    <style:style style:name="gr6" style:family="graphic" style:parent-style-name="standard">
      <style:graphic-properties draw:stroke="none" svg:stroke-color="#000000" draw:fill="none" draw:fill-color="#ffffff" fo:min-height="0.384cm"/>
    </style:style>
    <style:style style:name="gr7" style:family="graphic" style:parent-style-name="standard">
      <style:graphic-properties draw:stroke="none" svg:stroke-color="#000000" draw:fill="none" draw:fill-color="#ffffff" fo:min-height="0.252cm"/>
    </style:style>
    <style:style style:name="gr8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2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2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2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2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2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2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2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12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3">
      <style:graphic-properties draw:stroke="dash" draw:stroke-dash="UML_20_Dash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3">
      <style:graphic-properties draw:stroke="dash" draw:stroke-dash="UML_20_Dash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3">
      <style:graphic-properties draw:stroke="dash" draw:stroke-dash="UML_20_Dash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3">
      <style:graphic-properties draw:stroke="dash" draw:stroke-dash="UML_20_Dash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3">
      <style:graphic-properties draw:stroke="solid" svg:stroke-width="0cm" svg:stroke-color="#000000" draw:marker-start="FilledDiamond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FreeSans" style:font-family-generic="roman" style:font-pitch="variable" fo:font-size="8pt" fo:font-style="normal" fo:text-shadow="none" style:text-underline-style="none" fo:font-weight="normal" style:letter-kerning="true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rect draw:style-name="gr1" draw:text-style-name="P1" draw:layer="layout" svg:width="9.779cm" svg:height="2.667cm" svg:x="19.796cm" svg:y="9.636cm">
              <text:p/>
            </draw:rect>
            <draw:rect draw:style-name="gr2" draw:text-style-name="P1" draw:layer="layout" svg:width="9.779cm" svg:height="2.159cm" svg:x="19.796cm" svg:y="7.477cm">
              <text:p/>
            </draw:rect>
            <draw:frame draw:style-name="gr3" draw:text-style-name="P2" draw:layer="layout" svg:width="4.46cm" svg:height="0.942cm" svg:x="19.908cm" svg:y="7.604cm">
              <draw:text-box>
                <text:p text:style-name="P2"><text:span text:style-name="T1">&lt;&lt;Interface&gt;&gt;</text:span></text:p>
              </draw:text-box>
            </draw:frame>
            <draw:frame draw:style-name="gr4" draw:layer="layout" svg:width="4.126cm" svg:height="0.963cm" svg:x="20.177cm" svg:y="8.546cm">
              <draw:text-box>
                <text:p>IEnemyState</text:p>
              </draw:text-box>
            </draw:frame>
            <draw:frame draw:style-name="gr5" draw:text-style-name="P3" draw:layer="layout" svg:width="9.13cm" svg:height="3.001cm" svg:x="20.064cm" svg:y="9.89cm">
              <draw:text-box>
                <text:p text:style-name="P3"><text:span text:style-name="T2">+Execute() : void</text:span></text:p>
                <text:p text:style-name="P3"><text:span text:style-name="T2">+Enter(enemy : Enemy) : void</text:span></text:p>
                <text:p text:style-name="P3"><text:span text:style-name="T2">+Exit() : void</text:span></text:p>
                <text:p text:style-name="P3"><text:span text:style-name="T2">+OnTriggerEnter(other : Collider2D) : void</text:span></text:p>
              </draw:text-box>
            </draw:frame>
          </draw:g>
          <draw:g xml:id="id3" draw:id="id3">
            <draw:rect draw:style-name="gr1" draw:text-style-name="P1" draw:layer="layout" svg:width="9.779cm" svg:height="2.667cm" svg:x="3.54cm" svg:y="14.081cm">
              <text:p/>
            </draw:rect>
            <draw:rect draw:style-name="gr2" draw:text-style-name="P1" draw:layer="layout" svg:width="9.779cm" svg:height="2.159cm" svg:x="3.54cm" svg:y="11.922cm">
              <text:p/>
            </draw:rect>
            <draw:frame draw:style-name="gr6" draw:layer="layout" svg:width="7.62cm" svg:height="0.963cm" svg:x="4.429cm" svg:y="12.684cm">
              <draw:text-box>
                <text:p>Melee</text:p>
              </draw:text-box>
            </draw:frame>
            <draw:frame draw:style-name="gr7" draw:text-style-name="P3" draw:layer="layout" svg:width="9.271cm" svg:height="0.762cm" svg:x="3.794cm" svg:y="14.335cm">
              <draw:text-box>
                <text:p text:style-name="P3"><text:span text:style-name="T2">-memberName</text:span></text:p>
              </draw:text-box>
            </draw:frame>
            <draw:frame draw:style-name="gr7" draw:text-style-name="P3" draw:layer="layout" svg:width="9.271cm" svg:height="0.762cm" svg:x="3.794cm" svg:y="15.224cm">
              <draw:text-box>
                <text:p text:style-name="P3"><text:span text:style-name="T2">-memberName</text:span></text:p>
              </draw:text-box>
            </draw:frame>
          </draw:g>
          <draw:g xml:id="id2" draw:id="id2">
            <draw:rect draw:style-name="gr8" draw:text-style-name="P4" draw:layer="layout" svg:width="9.779cm" svg:height="2.667cm" svg:x="20.558cm" svg:y="22.717cm">
              <text:p/>
            </draw:rect>
            <draw:rect draw:style-name="gr9" draw:text-style-name="P4" draw:layer="layout" svg:width="9.779cm" svg:height="2.159cm" svg:x="20.558cm" svg:y="20.558cm">
              <text:p/>
            </draw:rect>
            <draw:frame draw:style-name="gr10" draw:text-style-name="P6" draw:layer="layout" svg:width="7.62cm" svg:height="0.963cm" svg:x="21.447cm" svg:y="21.32cm">
              <draw:text-box>
                <text:p text:style-name="P5"><text:span text:style-name="T3">Idle</text:span></text:p>
              </draw:text-box>
            </draw:frame>
            <draw:frame draw:style-name="gr11" draw:text-style-name="P7" draw:layer="layout" svg:width="9.271cm" svg:height="0.762cm" svg:x="20.812cm" svg:y="22.971cm">
              <draw:text-box>
                <text:p text:style-name="P5"><text:span text:style-name="T4">-memberName</text:span></text:p>
              </draw:text-box>
            </draw:frame>
            <draw:frame draw:style-name="gr12" draw:text-style-name="P7" draw:layer="layout" svg:width="9.271cm" svg:height="0.762cm" svg:x="20.812cm" svg:y="23.86cm">
              <draw:text-box>
                <text:p text:style-name="P5"><text:span text:style-name="T4">-memberName</text:span></text:p>
              </draw:text-box>
            </draw:frame>
          </draw:g>
          <draw:g xml:id="id5" draw:id="id5">
            <draw:rect draw:style-name="gr13" draw:text-style-name="P4" draw:layer="layout" svg:width="9.779cm" svg:height="2.667cm" svg:x="38.211cm" svg:y="22.209cm">
              <text:p/>
            </draw:rect>
            <draw:rect draw:style-name="gr14" draw:text-style-name="P4" draw:layer="layout" svg:width="9.779cm" svg:height="2.159cm" svg:x="38.211cm" svg:y="20.05cm">
              <text:p/>
            </draw:rect>
            <draw:frame draw:style-name="gr15" draw:text-style-name="P6" draw:layer="layout" svg:width="7.62cm" svg:height="0.963cm" svg:x="39.1cm" svg:y="20.812cm">
              <draw:text-box>
                <text:p text:style-name="P5"><text:span text:style-name="T3">PatrolState</text:span></text:p>
              </draw:text-box>
            </draw:frame>
            <draw:frame draw:style-name="gr16" draw:text-style-name="P7" draw:layer="layout" svg:width="9.271cm" svg:height="0.762cm" svg:x="38.465cm" svg:y="22.463cm">
              <draw:text-box>
                <text:p text:style-name="P5"><text:span text:style-name="T4">-memberName</text:span></text:p>
              </draw:text-box>
            </draw:frame>
            <draw:frame draw:style-name="gr17" draw:text-style-name="P7" draw:layer="layout" svg:width="9.271cm" svg:height="0.762cm" svg:x="38.465cm" svg:y="23.352cm">
              <draw:text-box>
                <text:p text:style-name="P5"><text:span text:style-name="T4">-memberName</text:span></text:p>
              </draw:text-box>
            </draw:frame>
          </draw:g>
          <draw:g xml:id="id4" draw:id="id4">
            <draw:rect draw:style-name="gr18" draw:text-style-name="P4" draw:layer="layout" svg:width="9.779cm" svg:height="2.667cm" svg:x="3.794cm" svg:y="22.717cm">
              <text:p/>
            </draw:rect>
            <draw:rect draw:style-name="gr19" draw:text-style-name="P4" draw:layer="layout" svg:width="9.779cm" svg:height="2.159cm" svg:x="3.794cm" svg:y="20.558cm">
              <text:p/>
            </draw:rect>
            <draw:frame draw:style-name="gr20" draw:text-style-name="P6" draw:layer="layout" svg:width="7.62cm" svg:height="0.963cm" svg:x="4.683cm" svg:y="21.32cm">
              <draw:text-box>
                <text:p text:style-name="P5"><text:span text:style-name="T3">RangedState</text:span></text:p>
              </draw:text-box>
            </draw:frame>
            <draw:frame draw:style-name="gr21" draw:text-style-name="P7" draw:layer="layout" svg:width="9.271cm" svg:height="0.762cm" svg:x="4.048cm" svg:y="22.971cm">
              <draw:text-box>
                <text:p text:style-name="P5"><text:span text:style-name="T4">-memberName</text:span></text:p>
              </draw:text-box>
            </draw:frame>
            <draw:frame draw:style-name="gr22" draw:text-style-name="P7" draw:layer="layout" svg:width="9.271cm" svg:height="0.762cm" svg:x="4.048cm" svg:y="23.86cm">
              <draw:text-box>
                <text:p text:style-name="P5"><text:span text:style-name="T4">-memberName</text:span></text:p>
              </draw:text-box>
            </draw:frame>
          </draw:g>
          <draw:g xml:id="id6" draw:id="id6">
            <draw:g>
              <draw:rect draw:style-name="gr23" draw:text-style-name="P4" draw:layer="layout" svg:width="9.779cm" svg:height="2.667cm" svg:x="37.068cm" svg:y="8.493cm">
                <text:p/>
              </draw:rect>
              <draw:rect draw:style-name="gr24" draw:text-style-name="P4" draw:layer="layout" svg:width="9.779cm" svg:height="2.159cm" svg:x="37.068cm" svg:y="6.334cm">
                <text:p/>
              </draw:rect>
              <draw:frame draw:style-name="gr25" draw:text-style-name="P6" draw:layer="layout" svg:width="7.62cm" svg:height="0.963cm" svg:x="37.957cm" svg:y="7.096cm">
                <draw:text-box>
                  <text:p text:style-name="P5"><text:span text:style-name="T3">Enemy</text:span></text:p>
                </draw:text-box>
              </draw:frame>
              <draw:frame draw:style-name="gr26" draw:text-style-name="P7" draw:layer="layout" svg:width="9.271cm" svg:height="0.762cm" svg:x="37.322cm" svg:y="8.747cm">
                <draw:text-box>
                  <text:p text:style-name="P5"><text:span text:style-name="T4">-currentState : IEnemyState</text:span></text:p>
                </draw:text-box>
              </draw:frame>
              <draw:frame draw:style-name="gr27" draw:text-style-name="P7" draw:layer="layout" svg:width="9.271cm" svg:height="0.762cm" svg:x="37.322cm" svg:y="9.636cm">
                <draw:text-box>
                  <text:p text:style-name="P5"><text:span text:style-name="T4">-memberName</text:span></text:p>
                </draw:text-box>
              </draw:frame>
            </draw:g>
          </draw:g>
          <draw:connector draw:style-name="gr28" draw:text-style-name="P8" draw:layer="layout" svg:x1="24.685cm" svg:y1="12.891cm" svg:x2="25.447cm" svg:y2="20.558cm" draw:start-shape="id1" draw:end-shape="id2" svg:d="M24685 12891v3833h762v3834">
            <text:p/>
          </draw:connector>
          <draw:connector draw:style-name="gr29" draw:text-style-name="P8" draw:layer="layout" svg:x1="13.319cm" svg:y1="14.335cm" svg:x2="19.796cm" svg:y2="10.184cm" draw:start-shape="id3" draw:end-shape="id1" svg:d="M13319 14335h3239v-4151h3238">
            <text:p/>
          </draw:connector>
          <draw:connector draw:style-name="gr30" draw:text-style-name="P8" draw:layer="layout" svg:x1="8.683cm" svg:y1="20.558cm" svg:x2="24.685cm" svg:y2="12.891cm" draw:start-shape="id4" draw:start-glue-point="0" draw:end-shape="id1" svg:d="M8683 20558v-3834h16002v-3833">
            <text:p/>
          </draw:connector>
          <draw:connector draw:style-name="gr31" draw:text-style-name="P8" draw:layer="layout" svg:x1="24.685cm" svg:y1="12.891cm" svg:x2="43.1cm" svg:y2="20.05cm" draw:start-shape="id1" draw:end-shape="id5" draw:end-glue-point="0" svg:d="M24685 12891v3579h18415v3580">
            <text:p/>
          </draw:connector>
          <draw:connector draw:style-name="gr32" draw:text-style-name="P8" draw:layer="layout" svg:x1="37.068cm" svg:y1="8.747cm" svg:x2="29.575cm" svg:y2="10.184cm" draw:start-shape="id6" draw:end-shape="id1" draw:end-glue-point="1" svg:d="M37068 8747h-3746v1437h-3747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FilledDiamond" svg:viewBox="0 0 10 20" svg:d="M5 0l5 10-5 10-5-10z"/>
    <draw:marker draw:name="Square" svg:viewBox="0 0 10 10" svg:d="M0 0h10v10h-10z"/>
    <draw:marker draw:name="StrokedTriangle" svg:viewBox="0 0 100 100" svg:d="M0 100l50-100 50 96h-4l-46-92-46 92h96v4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ML_20_Dash" draw:display-name="UML Dash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Velasquez</meta:initial-creator>
    <meta:creation-date>2018-04-09T19:42:53.40</meta:creation-date>
    <dc:date>2018-04-09T21:38:19.87</dc:date>
    <dc:creator>Dan Velasquez</dc:creator>
    <meta:editing-duration>PT1H55M24S</meta:editing-duration>
    <meta:editing-cycles>6</meta:editing-cycles>
    <meta:generator>OpenOffice/4.1.5$Win32 OpenOffice.org_project/415m1$Build-9789</meta:generator>
    <meta:document-statistic meta:object-count="43"/>
  </office:meta>
</office:document-meta>
</file>